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ahoma" svg:font-family="Tahoma"/>
    <style:font-face style:name="宋体1" svg:font-family="宋体"/>
    <style:font-face style:name="微软雅黑" svg:font-family="微软雅黑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padding="0.097cm" fo:border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8.25pt" officeooo:rsid="001e3ac2" officeooo:paragraph-rsid="001e3ac2" style:font-size-asian="16pt" style:language-asian="zh" style:country-asian="CN" style:font-size-complex="18.25pt"/>
    </style:style>
    <style:style style:name="P2" style:family="paragraph" style:parent-style-name="Standard">
      <style:text-properties fo:font-size="18.25pt" officeooo:rsid="0020f39a" officeooo:paragraph-rsid="0020f39a" style:font-size-asian="16pt" style:language-asian="zh" style:country-asian="CN" style:font-size-complex="18.25pt"/>
    </style:style>
    <style:style style:name="P3" style:family="paragraph" style:parent-style-name="Standard">
      <style:text-properties fo:font-size="18.25pt" officeooo:rsid="00212007" officeooo:paragraph-rsid="00212007" style:font-size-asian="16pt" style:language-asian="zh" style:country-asian="CN" style:font-size-complex="18.25pt"/>
    </style:style>
    <style:style style:name="P4" style:family="paragraph" style:parent-style-name="Standard">
      <style:text-properties fo:font-size="18.25pt" officeooo:rsid="002a097c" officeooo:paragraph-rsid="002a097c" style:font-size-asian="16pt" style:language-asian="zh" style:country-asian="CN" style:font-size-complex="18.25pt"/>
    </style:style>
    <style:style style:name="P5" style:family="paragraph" style:parent-style-name="Standard">
      <style:text-properties fo:font-size="16pt" fo:font-weight="bold" officeooo:rsid="002a097c" officeooo:paragraph-rsid="002a097c" style:font-size-asian="16pt" style:language-asian="zh" style:country-asian="CN" style:font-weight-asian="bold" style:font-size-complex="16pt" style:font-weight-complex="bold"/>
    </style:style>
    <style:style style:name="P6" style:family="paragraph" style:parent-style-name="Standard">
      <style:text-properties fo:font-size="18pt" fo:font-weight="bold" officeooo:rsid="0023d875" officeooo:paragraph-rsid="0023d875" style:font-size-asian="18pt" style:language-asian="zh" style:country-asian="CN" style:font-weight-asian="bold" style:font-size-complex="18pt" style:font-weight-complex="bold"/>
    </style:style>
    <style:style style:name="P7" style:family="paragraph" style:parent-style-name="Standard">
      <style:text-properties fo:font-size="18pt" fo:font-weight="normal" officeooo:rsid="0023d875" officeooo:paragraph-rsid="0023d875" style:font-size-asian="18pt" style:language-asian="zh" style:country-asian="CN" style:font-weight-asian="normal" style:font-size-complex="18pt" style:font-weight-complex="normal"/>
    </style:style>
    <style:style style:name="P8" style:family="paragraph" style:parent-style-name="Text_20_body">
      <style:text-properties fo:font-size="22pt" fo:font-weight="bold" style:font-size-asian="22pt" style:font-weight-asian="bold" style:font-size-complex="22pt" style:font-weight-complex="bold"/>
    </style:style>
    <style:style style:name="P9" style:family="paragraph" style:parent-style-name="Text_20_body">
      <style:text-properties fo:font-size="16pt" style:font-size-asian="16pt" style:font-size-complex="16pt"/>
    </style:style>
    <style:style style:name="P10" style:family="paragraph" style:parent-style-name="Text_20_body">
      <style:text-properties fo:font-size="16pt" officeooo:rsid="001e3ac2" officeooo:paragraph-rsid="001e3ac2" style:font-size-asian="16pt" style:language-asian="zh" style:country-asian="CN" style:font-size-complex="16pt"/>
    </style:style>
    <style:style style:name="P11" style:family="paragraph" style:parent-style-name="Text_20_body">
      <style:text-properties fo:font-size="16pt" fo:font-weight="bold" officeooo:rsid="00212007" officeooo:paragraph-rsid="00212007" style:font-size-asian="16pt" style:language-asian="zh" style:country-asian="CN" style:font-weight-asian="bold" style:font-size-complex="16pt" style:font-weight-complex="bold"/>
    </style:style>
    <style:style style:name="P12" style:family="paragraph" style:parent-style-name="Text_20_body">
      <style:text-properties fo:font-size="16pt" fo:font-weight="bold" officeooo:rsid="0023d875" officeooo:paragraph-rsid="0023d875" style:font-size-asian="16pt" style:language-asian="zh" style:country-asian="CN" style:font-weight-asian="bold" style:font-size-complex="16pt" style:font-weight-complex="bold"/>
    </style:style>
    <style:style style:name="P13" style:family="paragraph" style:parent-style-name="Text_20_body">
      <style:text-properties fo:font-size="16pt" fo:font-weight="normal" officeooo:rsid="0022ff41" officeooo:paragraph-rsid="0022ff41" style:font-name-asian="微软雅黑" style:font-size-asian="16pt" style:language-asian="zh" style:country-asian="CN" style:font-weight-asian="normal" style:font-size-complex="16pt" style:font-weight-complex="normal"/>
    </style:style>
    <style:style style:name="P14" style:family="paragraph" style:parent-style-name="Heading_20_2">
      <style:text-properties fo:font-size="18pt" style:font-size-asian="18pt" style:font-size-complex="18pt"/>
    </style:style>
    <style:style style:name="P15" style:family="paragraph" style:parent-style-name="Table_20_Contents">
      <style:text-properties fo:font-size="18.25pt" officeooo:rsid="001e3ac2" officeooo:paragraph-rsid="001e3ac2" style:font-size-asian="16pt" style:font-size-complex="18.25pt"/>
    </style:style>
    <style:style style:name="P16" style:family="paragraph" style:parent-style-name="Table_20_Contents">
      <style:text-properties fo:font-size="18.25pt" officeooo:rsid="002179c8" officeooo:paragraph-rsid="002179c8" style:font-size-asian="16pt" style:font-size-complex="18.25pt"/>
    </style:style>
    <style:style style:name="P17" style:family="paragraph" style:parent-style-name="Table_20_Contents">
      <style:text-properties fo:font-size="18.25pt" officeooo:rsid="00233edb" officeooo:paragraph-rsid="00233edb" style:font-size-asian="16pt" style:font-size-complex="18.25pt"/>
    </style:style>
    <style:style style:name="P18" style:family="paragraph" style:parent-style-name="Table_20_Contents">
      <style:text-properties fo:color="#ff0000" fo:font-size="18.25pt" officeooo:rsid="002179c8" officeooo:paragraph-rsid="002179c8" style:font-size-asian="16pt" style:font-size-complex="18.25pt"/>
    </style:style>
    <style:style style:name="P19" style:family="paragraph" style:parent-style-name="Table_20_Contents">
      <style:text-properties fo:font-size="18pt" officeooo:rsid="00256531" officeooo:paragraph-rsid="00256531" style:font-size-asian="18pt" style:font-size-complex="18pt"/>
    </style:style>
    <style:style style:name="P20" style:family="paragraph" style:parent-style-name="Table_20_Contents">
      <style:text-properties fo:font-size="18pt" officeooo:rsid="00256531" officeooo:paragraph-rsid="002a097c" style:font-size-asian="18pt" style:font-size-complex="18pt"/>
    </style:style>
    <style:style style:name="T1" style:family="text">
      <style:text-properties style:font-name="Calibri"/>
    </style:style>
    <style:style style:name="T2" style:family="text">
      <style:text-properties style:font-name-asian="宋体1"/>
    </style:style>
    <style:style style:name="T3" style:family="text">
      <style:text-properties style:font-name-asian="宋体1" style:font-weight-asian="bold"/>
    </style:style>
    <style:style style:name="T4" style:family="text">
      <style:text-properties officeooo:rsid="001e3ac2" style:language-asian="zh" style:country-asian="CN"/>
    </style:style>
    <style:style style:name="T5" style:family="text">
      <style:text-properties fo:font-weight="bold"/>
    </style:style>
    <style:style style:name="T6" style:family="text">
      <style:text-properties style:font-name="Tahoma"/>
    </style:style>
    <style:style style:name="T7" style:family="text">
      <style:text-properties style:font-name="Tahoma" fo:font-weight="bold"/>
    </style:style>
    <style:style style:name="T8" style:family="text">
      <style:text-properties style:font-name="Tahoma" fo:font-style="italic"/>
    </style:style>
    <style:style style:name="T9" style:family="text">
      <style:text-properties style:font-name="Tahoma" fo:font-style="italic" fo:font-weight="bold"/>
    </style:style>
    <style:style style:name="T10" style:family="text">
      <style:text-properties style:font-name-asian="微软雅黑"/>
    </style:style>
    <style:style style:name="T11" style:family="text">
      <style:text-properties style:font-name-asian="微软雅黑" style:font-weight-asian="bold"/>
    </style:style>
    <style:style style:name="T12" style:family="text">
      <style:text-properties fo:color="#ff0000"/>
    </style:style>
    <style:style style:name="T13" style:family="text">
      <style:text-properties fo:color="#ff0000" officeooo:rsid="0026f76a" style:language-asian="zh" style:country-asian="CN"/>
    </style:style>
    <style:style style:name="T14" style:family="text">
      <style:text-properties officeooo:rsid="0028aea7"/>
    </style:style>
    <style:style style:name="T15" style:family="text">
      <style:text-properties officeooo:rsid="002e40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4">1</text:span>.<text:span text:style-name="T1">jQuery </text:span><text:span text:style-name="T2">选择器</text:span></text:p>
      <text:h text:style-name="P14" text:outline-level="2"><text:span text:style-name="T5">1.</text:span><text:span text:style-name="T3">基本选择器</text:span></text:h>
      <text:p text:style-name="P9"><text:span text:style-name="T7">#id <text:s text:c="2"/></text:span><text:span text:style-name="T11">用法</text:span><text:span text:style-name="T7">: </text:span><text:span text:style-name="T9">$(”#myDiv”); </text:span><text:span text:style-name="T11">返回值 <text:s/>单个元素的组成的集合</text:span></text:p>
      <text:p text:style-name="P1">等价于:document.getElementById("id");</text:p>
      <text:p text:style-name="P1">说明: 这个就是直接选择html中的id=”myDiv”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5"><text:tab/>//根据id选择器获得jquery对象</text:p>
            <text:p text:style-name="P15"><text:tab/> <text:span text:style-name="T12">var jinput=$("#myinput");</text:span></text:p>
          </table:table-cell>
        </table:table-row>
      </table:table>
      <text:p text:style-name="P1"/>
      <text:p text:style-name="P10"><text:span text:style-name="T7">Element <text:s text:c="4"/></text:span><text:span text:style-name="T11">用法</text:span><text:span text:style-name="T7">: </text:span><text:span text:style-name="T9">$(”div”) <text:s text:c="2"/></text:span><text:span text:style-name="T11">返回值 <text:s/>集合元素</text:span></text:p>
      <text:p text:style-name="P2">等价于:document.getElementsByTagName("<text:span text:style-name="T15">元素</text:span>");</text:p>
      <text:p text:style-name="P3">说明:html已经定义的标签元素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16">//获得所有页面上的元素</text:p>
            <text:p text:style-name="P16"><text:tab/><text:span text:style-name="T12">var inputs=$("input");</text:span></text:p>
            <text:p text:style-name="P16"><text:tab/>//如果获得的元素是多个不能使用普通的for</text:p>
            <text:p text:style-name="P16"><text:tab/>//需要使用jQuery提供的遍历方式</text:p>
            <text:p text:style-name="P16"><text:tab/><text:span text:style-name="T12">inputs.each(function(){</text:span></text:p>
            <text:p text:style-name="P18"><text:tab/><text:tab/>//获得每一个jQuery对象</text:p>
            <text:p text:style-name="P18"><text:tab/><text:tab/>var obj=$(this);</text:p>
            <text:p text:style-name="P16"><text:tab/><text:tab/>alert(obj.val());</text:p>
            <text:p text:style-name="P16"><text:tab/><text:tab/>if(obj.val()=='a'){</text:p>
            <text:p text:style-name="P16"><text:tab/><text:tab/><text:tab/><text:span text:style-name="T12">//each返回false跳出循环</text:span></text:p>
            <text:p text:style-name="P18"><text:tab/><text:tab/><text:tab/>return false;</text:p>
            <text:p text:style-name="P16"><text:tab/><text:tab/>}</text:p>
            <text:p text:style-name="P16"><text:tab/><text:tab/></text:p>
            <text:p text:style-name="P16"><text:tab/>});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oft-page-break/><text:span text:style-name="T6">class <text:s text:c="3"/></text:span><text:span text:style-name="T10">用法</text:span><text:span text:style-name="T6">: </text:span><text:span text:style-name="T8">$(”.myClass”) <text:s text:c="4"/></text:span><text:span text:style-name="T10">返回值 <text:s text:c="2"/>集合元素</text:span></text:p>
      <text:p text:style-name="P13">说明:选择html代码中class=”myClass”的元素或元素组(因为在同一html页面中class是可以存在多个同样值的).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17">function myclick() {</text:p>
            <text:p text:style-name="P17"><text:tab/>//类选择器获取元素</text:p>
            <text:p text:style-name="P17"><text:tab/><text:span text:style-name="T12">var divs=$(".divcss")</text:span></text:p>
            <text:p text:style-name="P17"><text:tab/>divs.each(function(){</text:p>
            <text:p text:style-name="P17"><text:tab/><text:tab/>var divobj=$(this);</text:p>
            <text:p text:style-name="P17"><text:tab/><text:tab/>//html等价于innerHTML</text:p>
            <text:p text:style-name="P17"><text:tab/><text:tab/><text:span text:style-name="T12">alert(divobj.html());</text:span></text:p>
            <text:p text:style-name="P17"><text:tab/>});</text:p>
            <text:p text:style-name="P17"><text:tab/></text:p>
          </table:table-cell>
        </table:table-row>
      </table:table>
      <text:p text:style-name="P3"/>
      <text:p text:style-name="P5">4、* <text:s text:c="9"/>用法: $(”*”) <text:s text:c="5"/>返回值 <text:s/>集合元素</text:p>
      <text:p text:style-name="P4">拿到所有元素</text:p>
      <text:p text:style-name="P4"/>
      <table:table table:name="表格5" table:style-name="表格5">
        <table:table-column table:style-name="表格5.A"/>
        <table:table-row>
          <table:table-cell table:style-name="表格5.A1" office:value-type="string">
            <text:p text:style-name="P20"><text:tab/><text:span text:style-name="T12">var divs=$("*")</text:span></text:p>
          </table:table-cell>
        </table:table-row>
      </table:table>
      <text:p text:style-name="P3"/>
      <text:p text:style-name="P3"/>
      <text:p text:style-name="P6">Jquery多种选择器叠加</text:p>
      <text:p text:style-name="P12"><text:span text:style-name="T10">用法</text:span><text:span text:style-name="T6">: </text:span><text:span text:style-name="T8">$(”div,span,p.myClass”) <text:s text:c="2"/></text:span><text:span text:style-name="T10">返回值 <text:s/>集合元素，多种选择器一同使用我们需要使用逗号来分隔。</text:span></text:p>
      <text:p text:style-name="P7">说明:拿到<text:span text:style-name="T14">多种</text:span>的元素<text:span text:style-name="T14">选择器</text:span>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19"><text:tab/><text:span text:style-name="T12">var divs=$(".</text:span><text:span text:style-name="T13">divcss,input,textarea,#div1</text:span><text:span text:style-name="T12">")</text:span></text:p>
            <text:p text:style-name="P19"><text:tab/>divs.each(function(){</text:p>
            <text:p text:style-name="P19"><text:tab/><text:tab/>var divobj=$(this);</text:p>
            <text:p text:style-name="P19"><text:tab/><text:tab/>//html等价于innerHTML</text:p>
            <text:p text:style-name="P19"><text:tab/><text:tab/>alert(divobj.html());</text:p>
            <text:p text:style-name="P19"><text:tab/>});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ahoma" svg:font-family="Tahoma"/>
    <style:font-face style:name="宋体1" svg:font-family="宋体"/>
    <style:font-face style:name="微软雅黑" svg:font-family="微软雅黑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1M52S</meta:editing-duration>
    <meta:editing-cycles>16</meta:editing-cycles>
    <meta:generator>LibreOffice/5.3.0.3$Windows_X86_64 LibreOffice_project/7074905676c47b82bbcfbea1aeefc84afe1c50e1</meta:generator>
    <dc:date>2018-04-19T12:58:41.134000000</dc:date>
    <meta:document-statistic meta:table-count="5" meta:image-count="0" meta:object-count="0" meta:page-count="2" meta:paragraph-count="47" meta:word-count="327" meta:character-count="1010" meta:non-whitespace-character-count="894"/>
    <meta:user-defined meta:name="Info 1"/>
    <meta:user-defined meta:name="Info 2"/>
    <meta:user-defined meta:name="Info 3"/>
    <meta:user-defined meta:name="Info 4"/>
  </office:meta>
</office:document-meta>
</file>